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Bookman Old Style" svg:font-family="Bookman Old Style" style:font-family-generic="roman" style:font-pitch="variable" svg:panose-1="2 5 6 4 5 5 5 2 2 4"/>
    <style:font-face style:name="inherit" svg:font-family="inherit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" style:parent-style-name="DefaultParagraphFont" style:family="text">
      <style:text-properties style:font-name="Bookman Old Style" fo:color="#000000" fo:font-size="10pt" style:font-size-asian="10pt" style:font-size-complex="10pt"/>
    </style:style>
    <style:style style:name="T4" style:parent-style-name="DefaultParagraphFont" style:family="text">
      <style:text-properties style:font-name="Bookman Old Style" fo:color="#000000" fo:font-size="10pt" style:font-size-asian="10pt" style:font-size-complex="10pt"/>
    </style:style>
    <style:style style:name="P5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6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" style:parent-style-name="DefaultParagraphFont" style:family="text">
      <style:text-properties style:font-name="Bookman Old Style" fo:color="#0000FF" fo:font-size="20pt" style:font-size-asian="20pt"/>
    </style:style>
    <style:style style:name="P8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" style:parent-style-name="DefaultParagraphFont" style:family="text">
      <style:text-properties style:font-name="Bookman Old Style" fo:color="#C00000" fo:font-size="20pt" style:font-size-asian="20pt"/>
    </style:style>
    <style:style style:name="P10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" style:parent-style-name="DefaultParagraphFont" style:family="text">
      <style:text-properties style:font-name="Bookman Old Style" fo:color="#0000FF" fo:font-size="20pt" style:font-size-asian="20pt"/>
    </style:style>
    <style:style style:name="P12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3" style:parent-style-name="DefaultParagraphFont" style:family="text">
      <style:text-properties style:font-name="Bookman Old Style" fo:color="#0000FF" fo:font-size="20pt" style:font-size-asian="20pt"/>
    </style:style>
    <style:style style:name="T14" style:parent-style-name="DefaultParagraphFont" style:family="text">
      <style:text-properties style:font-name="Bookman Old Style" fo:color="#0000FF" fo:font-size="36pt" style:font-size-asian="36pt"/>
    </style:style>
    <style:style style:name="P15" style:parent-style-name="DefaultDrawingStyle" style:family="paragraph">
      <style:text-properties fo:font-size="20pt" style:font-size-asian="20pt"/>
    </style:style>
    <style:style style:name="T16" style:parent-style-name="DefaultParagraphFont" style:family="text">
      <style:text-properties style:font-name="Bookman Old Style" fo:color="#0000FF" fo:font-size="20pt" style:font-size-asian="20pt"/>
    </style:style>
    <style:style style:name="T17" style:parent-style-name="DefaultParagraphFont" style:family="text">
      <style:text-properties style:font-name="Bookman Old Style" fo:color="#FF0000" fo:font-size="20pt" style:font-size-asian="20pt"/>
    </style:style>
    <style:style style:name="P18" style:parent-style-name="DefaultDrawingStyle" style:family="paragraph">
      <style:text-properties fo:font-size="20pt" style:font-size-asian="20pt"/>
    </style:style>
    <style:style style:name="P19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0" style:parent-style-name="DefaultParagraphFont" style:family="text">
      <style:text-properties style:font-name="Bookman Old Style" fo:color="#0000FF" fo:font-size="12pt" style:font-size-asian="12pt"/>
    </style:style>
    <style:style style:name="T21" style:parent-style-name="DefaultParagraphFont" style:family="text">
      <style:text-properties style:font-name="Bookman Old Style" fo:color="#C00000" fo:font-size="12pt" style:font-size-asian="12pt"/>
    </style:style>
    <style:style style:name="T22" style:parent-style-name="DefaultParagraphFont" style:family="text">
      <style:text-properties style:font-name="Bookman Old Style" fo:color="#0000FF" fo:font-size="12pt" style:font-size-asian="12pt"/>
    </style:style>
    <style:style style:name="P23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4" style:parent-style-name="DefaultParagraphFont" style:family="text">
      <style:text-properties style:font-name="Bookman Old Style" fo:font-weight="bold" style:font-weight-asian="bold" fo:color="#C00000" fo:font-size="25pt" style:font-size-asian="25pt"/>
    </style:style>
    <style:style style:name="P25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26" style:parent-style-name="DefaultParagraphFont" style:family="text">
      <style:text-properties style:font-name="Bookman Old Style" fo:color="#FF0000" fo:font-size="11pt" style:font-size-asian="11pt"/>
    </style:style>
    <style:style style:name="T27" style:parent-style-name="DefaultParagraphFont" style:family="text">
      <style:text-properties style:font-name="Bookman Old Style" fo:color="#0000FF" fo:font-size="11pt" style:font-size-asian="11pt"/>
    </style:style>
    <style:style style:name="P28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29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0" style:parent-style-name="DefaultParagraphFont" style:family="text">
      <style:text-properties style:font-name="Bookman Old Style" fo:color="#0000FF" fo:font-size="25pt" style:font-size-asian="25pt"/>
    </style:style>
    <style:style style:name="P31" style:parent-style-name="DefaultDrawingStyle" style:family="paragraph">
      <style:paragraph-properties fo:line-height="15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32" style:parent-style-name="DefaultParagraphFont" style:family="text">
      <style:text-properties style:font-name="Bookman Old Style" fo:color="#0000FF" fo:font-size="11pt" style:font-size-asian="11pt"/>
    </style:style>
    <style:style style:name="T33" style:parent-style-name="DefaultParagraphFont" style:family="text">
      <style:text-properties style:font-name="Bookman Old Style" fo:font-weight="bold" style:font-weight-asian="bold" fo:color="#C00000" fo:font-size="11pt" style:font-size-asian="11pt"/>
    </style:style>
    <style:style style:name="P34" style:parent-style-name="Standard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fo:font-size="20pt" style:font-size-asian="20pt"/>
    </style:style>
    <style:style style:name="T3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7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39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0" style:parent-style-name="HTMLCode" style:family="text">
      <style:text-properties style:font-name-asian="Noto Serif CJK SC"/>
    </style:style>
    <style:style style:name="T41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2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3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4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P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47" style:parent-style-name="HTMLCode" style:family="text">
      <style:text-properties style:font-name="inherit" style:font-name-asian="Noto Serif CJK SC" fo:color="#404040"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4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49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T50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1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2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3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4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5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6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7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 style:text-underline-type="single" style:text-underline-style="solid" style:text-underline-width="auto" style:text-underline-mode="continuous"/>
    </style:style>
    <style:style style:name="T58" style:parent-style-name="HTMLCode" style:family="text">
      <style:text-properties style:font-name="inherit" style:font-name-asian="Noto Serif CJK SC" fo:color="#404040" fo:font-size="12pt" style:font-size-asian="12pt" style:font-size-complex="12pt" fo:background-color="#F7F7F7"/>
    </style:style>
    <style:style style:name="P59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60" style:parent-style-name="HTMLCode" style:family="text">
      <style:text-properties style:font-name="Bookman Old Style" style:font-name-asian="DejaVu Sans" fo:font-weight="bold" style:font-weight-asian="bold" fo:color="#C00000" fo:font-size="22pt" style:font-size-asian="22pt" style:font-size-complex="12pt" fo:background-color="#F7F7F7"/>
    </style:style>
    <style:style style:name="T61" style:parent-style-name="DefaultParagraphFont" style:family="text">
      <style:text-properties style:font-name="Bookman Old Style" fo:font-weight="bold" style:font-weight-asian="bold" fo:color="#C00000" fo:font-size="22pt" style:font-size-asian="22pt"/>
    </style:style>
    <style:style style:name="P62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63" style:parent-style-name="DefaultParagraphFont" style:family="text">
      <style:text-properties style:font-name="Bookman Old Style" fo:color="#000000" fo:font-size="20pt" style:font-size-asian="20pt"/>
    </style:style>
    <style:style style:name="P64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65" style:parent-style-name="DefaultParagraphFont" style:family="text">
      <style:text-properties style:font-name="Bookman Old Style" fo:color="#000000" fo:font-size="20pt" style:font-size-asian="20pt"/>
    </style:style>
    <style:style style:name="P66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67" style:parent-style-name="DefaultParagraphFont" style:family="text">
      <style:text-properties style:font-name="Bookman Old Style" fo:color="#000000" fo:font-size="20pt" style:font-size-asian="20pt"/>
    </style:style>
    <style:style style:name="P68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69" style:parent-style-name="DefaultParagraphFont" style:family="text">
      <style:text-properties style:font-name="Bookman Old Style" fo:font-weight="bold" style:font-weight-asian="bold" fo:color="#C00000" fo:font-size="22pt" style:font-size-asian="22pt"/>
    </style:style>
    <style:style style:name="P70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1" style:parent-style-name="DefaultParagraphFont" style:family="text">
      <style:text-properties style:font-name="Bookman Old Style" fo:color="#000000" fo:font-size="20pt" style:font-size-asian="20pt"/>
    </style:style>
    <style:style style:name="P72" style:parent-style-name="HTMLPreformatted" style:family="paragraph">
      <style:paragraph-properties fo:border="0.0104in solid #EAEAEA" fo:padding="0.25in" style:shadow="none" fo:margin-top="0.1944in" fo:margin-bottom="0.1944in" fo:background-color="#F7F7F7"/>
    </style:style>
    <style:style style:name="T73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4" style:parent-style-name="HTMLPreformatted" style:family="paragraph">
      <style:paragraph-properties fo:border="0.0104in solid #EAEAEA" fo:padding="0.25in" style:shadow="none" fo:margin-top="0.1944in" fo:margin-bottom="0.1944in" fo:line-height="150%" fo:margin-left="0.5in" fo:text-indent="-0.4951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5" style:parent-style-name="HTMLCode" style:family="text">
      <style:text-properties style:font-name="inherit" fo:color="#404040" fo:font-size="12pt" style:font-size-asian="12pt" style:font-size-complex="12pt" fo:background-color="#F7F7F7"/>
    </style:style>
    <style:style style:name="P76" style:parent-style-name="DefaultDrawingStyle" style:family="paragraph">
      <style:paragraph-properties fo:border="0.0104in solid #EAEAEA" fo:padding="0.25in" style:shadow="none" fo:margin-top="0.1944in" fo:margin-bottom="0.1944in" fo:line-height="150%" fo:margin-left="0.5in" fo:text-indent="-0.4951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77" style:parent-style-name="HTMLCode" style:family="text">
      <style:text-properties style:font-name="Bookman Old Style" style:font-name-asian="DejaVu Sans" fo:font-weight="bold" style:font-weight-asian="bold" fo:color="#000000" fo:font-size="20pt" style:font-size-asian="20pt" style:font-size-complex="12pt" fo:background-color="#F7F7F7"/>
    </style:style>
    <style:style style:name="T78" style:parent-style-name="DefaultParagraphFont" style:family="text">
      <style:text-properties style:font-name="Bookman Old Style" fo:color="#000000" fo:font-size="20pt" style:font-size-asian="20pt"/>
    </style:style>
    <style:style style:name="P79" style:parent-style-name="DefaultDrawingStyle" style:family="paragraph">
      <style:paragraph-properties fo:line-height="150%" fo:margin-left="0.5in" fo:text-indent="-0.4951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80" style:parent-style-name="DefaultParagraphFont" style:family="text">
      <style:text-properties style:font-name="Bookman Old Style" fo:color="#0000FF" fo:font-size="24pt" style:font-size-asian="24pt"/>
    </style:style>
    <style:style style:name="P81" style:parent-style-name="DefaultDrawingStyle" style:family="paragraph">
      <style:paragraph-properties fo:border="0.0104in solid #EAEAEA" fo:padding="0.25in" style:shadow="none" fo:margin-top="0.1944in" fo:margin-bottom="0.1944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82" style:parent-style-name="HTMLCode" style:family="text">
      <style:text-properties style:font-name="Bookman Old Style" style:font-name-asian="DejaVu Sans" fo:font-weight="bold" style:font-weight-asian="bold" fo:color="#0000FF" fo:font-size="22pt" style:font-size-asian="22pt" style:font-size-complex="12pt" fo:background-color="#F7F7F7"/>
    </style:style>
    <style:style style:name="P83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8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85" style:parent-style-name="DefaultParagraphFont" style:family="text">
      <style:text-properties style:font-name="Bookman Old Style" fo:color="#0000FF" fo:font-size="22pt" style:font-size-asian="22pt"/>
    </style:style>
    <style:style style:name="P86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87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88" style:parent-style-name="DefaultParagraphFont" style:family="text">
      <style:text-properties style:font-name="Bookman Old Style" fo:color="#0000FF" fo:font-size="22pt" style:font-size-asian="22pt"/>
    </style:style>
    <style:style style:name="P89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90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1" style:parent-style-name="DefaultParagraphFont" style:family="text">
      <style:text-properties style:font-name="Bookman Old Style" fo:color="#0000FF" fo:font-size="22pt" style:font-size-asian="22pt"/>
    </style:style>
    <style:style style:name="P92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93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4" style:parent-style-name="DefaultParagraphFont" style:family="text">
      <style:text-properties style:font-name="Bookman Old Style" fo:color="#0000FF" fo:font-size="24pt" style:font-size-asian="24pt"/>
    </style:style>
    <style:style style:name="P95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6" style:parent-style-name="DefaultParagraphFont" style:family="text">
      <style:text-properties style:font-name="Bookman Old Style" fo:color="#000000" fo:font-size="24pt" style:font-size-asian="24pt"/>
    </style:style>
    <style:style style:name="P97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98" style:parent-style-name="DefaultParagraphFont" style:family="text">
      <style:text-properties style:font-name="Bookman Old Style" fo:color="#0000FF" fo:font-size="24pt" style:font-size-asian="24pt"/>
    </style:style>
    <style:style style:name="P99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00" style:parent-style-name="DefaultParagraphFont" style:family="text">
      <style:text-properties style:font-name="Bookman Old Style" fo:color="#000000" fo:font-size="24pt" style:font-size-asian="24pt"/>
    </style:style>
    <style:style style:name="P101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02" style:parent-style-name="DefaultParagraphFont" style:family="text">
      <style:text-properties style:font-name="Bookman Old Style" fo:color="#0000FF" fo:font-size="24pt" style:font-size-asian="24pt"/>
    </style:style>
    <style:style style:name="P103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font-size="24pt" style:font-size-asian="24pt"/>
    </style:style>
    <style:style style:name="P10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05" style:parent-style-name="DefaultParagraphFont" style:family="text">
      <style:text-properties style:font-name="Bookman Old Style" fo:color="#0000FF" fo:font-size="22pt" style:font-size-asian="22pt"/>
    </style:style>
    <style:style style:name="P106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107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108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09" style:parent-style-name="DefaultParagraphFont" style:family="text">
      <style:text-properties style:font-name="Bookman Old Style" fo:color="#000000" fo:font-size="12pt" style:font-size-asian="12pt"/>
    </style:style>
    <style:style style:name="T110" style:parent-style-name="DefaultParagraphFont" style:family="text">
      <style:text-properties style:font-name="Bookman Old Style" fo:color="#0000FF" fo:font-size="12pt" style:font-size-asian="12pt"/>
    </style:style>
    <style:style style:name="T111" style:parent-style-name="DefaultParagraphFont" style:family="text">
      <style:text-properties style:font-name="Bookman Old Style" fo:color="#000000" fo:font-size="12pt" style:font-size-asian="12pt"/>
    </style:style>
    <style:style style:name="T112" style:parent-style-name="DefaultParagraphFont" style:family="text">
      <style:text-properties style:font-name="Bookman Old Style" fo:color="#C00000" fo:font-size="12pt" style:font-size-asian="12pt"/>
    </style:style>
    <style:style style:name="T113" style:parent-style-name="DefaultParagraphFont" style:family="text">
      <style:text-properties style:font-name="Bookman Old Style" fo:color="#000000" fo:font-size="12pt" style:font-size-asian="12pt"/>
    </style:style>
    <style:style style:name="T114" style:parent-style-name="DefaultParagraphFont" style:family="text">
      <style:text-properties style:font-name="Bookman Old Style" fo:color="#00CC00" fo:font-size="12pt" style:font-size-asian="12pt"/>
    </style:style>
    <style:style style:name="P115" style:parent-style-name="Standard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font-size="24pt" style:font-size-asian="24pt"/>
    </style:style>
    <style:style style:name="P116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7" style:parent-style-name="DefaultParagraphFont" style:family="text">
      <style:text-properties style:font-name="Bookman Old Style" fo:color="#0000FF" fo:font-size="24pt" style:font-size-asian="24pt"/>
    </style:style>
    <style:style style:name="P118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19" style:parent-style-name="DefaultParagraphFont" style:family="text">
      <style:text-properties style:font-name="Bookman Old Style" fo:color="#0000FF" fo:font-size="24pt" style:font-size-asian="24pt"/>
    </style:style>
    <style:style style:name="P120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21" style:parent-style-name="DefaultParagraphFont" style:family="text">
      <style:text-properties style:font-name="Bookman Old Style" fo:color="#000000" fo:font-size="24pt" style:font-size-asian="24pt"/>
    </style:style>
    <style:style style:name="T122" style:parent-style-name="DefaultParagraphFont" style:family="text">
      <style:text-properties style:font-name="Bookman Old Style" fo:font-style="italic" style:font-style-asian="italic" style:font-style-complex="italic" fo:color="#000000" fo:font-size="24pt" style:font-size-asian="24pt"/>
    </style:style>
    <style:style style:name="T123" style:parent-style-name="DefaultParagraphFont" style:family="text">
      <style:text-properties style:font-name="Bookman Old Style" fo:color="#000000" fo:font-size="24pt" style:font-size-asian="24pt"/>
    </style:style>
    <style:style style:name="P124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25" style:parent-style-name="DefaultParagraphFont" style:family="text">
      <style:text-properties style:font-name="Bookman Old Style" fo:color="#0000FF" fo:font-size="24pt" style:font-size-asian="24pt"/>
    </style:style>
    <style:style style:name="P126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27" style:parent-style-name="DefaultParagraphFont" style:family="text">
      <style:text-properties style:font-name="Bookman Old Style" fo:color="#000000" fo:font-size="24pt" style:font-size-asian="24pt"/>
    </style:style>
    <style:style style:name="P128" style:parent-style-name="DefaultDrawingStyle" style:family="paragraph">
      <style:paragraph-properties fo:line-height="120%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29" style:parent-style-name="DefaultParagraphFont" style:family="text">
      <style:text-properties style:font-name="Bookman Old Style" fo:color="#0000FF" fo:font-size="24pt" style:font-size-asian="24pt"/>
    </style:style>
    <style:style style:name="P130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31" style:parent-style-name="DefaultParagraphFont" style:family="text">
      <style:text-properties style:font-name="Bookman Old Style" fo:color="#0000FF" fo:font-size="22pt" style:font-size-asian="22pt"/>
    </style:style>
    <style:style style:name="P132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133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P13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35" style:parent-style-name="DefaultParagraphFont" style:family="text">
      <style:text-properties style:font-name="Bookman Old Style" fo:color="#000000" fo:font-size="12pt" style:font-size-asian="12pt"/>
    </style:style>
    <style:style style:name="T136" style:parent-style-name="DefaultParagraphFont" style:family="text">
      <style:text-properties style:font-name="Bookman Old Style" fo:color="#0000FF" fo:font-size="12pt" style:font-size-asian="12pt"/>
    </style:style>
    <style:style style:name="T137" style:parent-style-name="DefaultParagraphFont" style:family="text">
      <style:text-properties style:font-name="Bookman Old Style" fo:color="#000000" fo:font-size="12pt" style:font-size-asian="12pt"/>
    </style:style>
    <style:style style:name="T138" style:parent-style-name="DefaultParagraphFont" style:family="text">
      <style:text-properties style:font-name="Bookman Old Style" fo:color="#C00000" fo:font-size="12pt" style:font-size-asian="12pt"/>
    </style:style>
    <style:style style:name="T139" style:parent-style-name="DefaultParagraphFont" style:family="text">
      <style:text-properties style:font-name="Bookman Old Style" fo:color="#00CC00" fo:font-size="12pt" style:font-size-asian="12pt"/>
    </style:style>
    <style:style style:name="P140" style:parent-style-name="DefaultDrawingStyle" style:family="paragraph">
      <style:paragraph-properties fo:border="0.0104in solid #EAEAEA" fo:padding="0.25in" style:shadow="none" fo:margin-top="0.1944in" fo:margin-bottom="0.1944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41" style:parent-style-name="HTMLCode" style:family="text">
      <style:text-properties style:font-name="Bookman Old Style" style:font-name-asian="DejaVu Sans" fo:font-weight="bold" style:font-weight-asian="bold" fo:color="#C00000" fo:font-size="12pt" style:font-size-asian="12pt" style:font-size-complex="12pt" fo:background-color="#F7F7F7"/>
    </style:style>
    <style:style style:name="P142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43" style:parent-style-name="DefaultParagraphFont" style:family="text">
      <style:text-properties style:font-name="Bookman Old Style" fo:color="#000000" fo:font-size="24pt" style:font-size-asian="24pt"/>
    </style:style>
    <style:style style:name="P14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45" style:parent-style-name="DefaultParagraphFont" style:family="text">
      <style:text-properties style:font-name="Bookman Old Style" fo:color="#0000FF" fo:font-size="24pt" style:font-size-asian="24pt"/>
    </style:style>
    <style:style style:name="P146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47" style:parent-style-name="DefaultParagraphFont" style:family="text">
      <style:text-properties style:font-name="Bookman Old Style" fo:color="#000000" fo:font-size="24pt" style:font-size-asian="24pt"/>
    </style:style>
    <style:style style:name="P148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49" style:parent-style-name="DefaultParagraphFont" style:family="text">
      <style:text-properties style:font-name="Bookman Old Style" fo:color="#000000" fo:font-size="24pt" style:font-size-asian="24pt"/>
    </style:style>
    <style:style style:name="P150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51" style:parent-style-name="DefaultParagraphFont" style:family="text">
      <style:text-properties style:font-name="Bookman Old Style" fo:color="#000000" fo:font-size="24pt" style:font-size-asian="24pt"/>
    </style:style>
    <style:style style:name="P152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53" style:parent-style-name="DefaultParagraphFont" style:family="text">
      <style:text-properties style:font-name="Bookman Old Style" fo:color="#0000FF" fo:font-size="24pt" style:font-size-asian="24pt"/>
    </style:style>
    <style:style style:name="P154" style:parent-style-name="DefaultDrawing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  <style:style style:name="T155" style:parent-style-name="DefaultParagraphFont" style:family="text">
      <style:text-properties style:font-name="Bookman Old Style" fo:color="#000000" fo:font-size="24pt" style:font-size-asian="24pt"/>
    </style:style>
    <style:style style:name="P156" style:parent-style-name="Standard" style:family="paragraph">
      <style:paragraph-properties fo:border="0.0104in solid #EAEAEA" fo:padding="0.25in" style:shadow="none" fo:margin-top="0.1944in" fo:margin-bottom="0.1944in" fo:line-height="150%" fo:margin-left="0.5in" fo:text-indent="-0.4951in" fo:background-color="#F7F7F7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</style:style>
  </office:automatic-styles>
  <office:body>
    <office:text text:use-soft-page-breaks="true">
      <text:p text:style-name="P1"/>
      <text:p text:style-name="Standard"/>
      <text:p text:style-name="P2"><text:span text:style-name="T3">i</text:span><text:span text:style-name="T4">Follow the steps given below to create a group and a user in that group:</text:span></text:p>
      <text:p text:style-name="P5"/>
      <text:p text:style-name="P6"><text:span text:style-name="T7">$ clear</text:span></text:p>
      <text:p text:style-name="P8"><text:span text:style-name="T9">$ sudo addgroup <text:s/>hadoopgroup</text:span></text:p>
      <text:p text:style-name="P10"><text:span text:style-name="T11">$ sudo adduser –ingroup hadoopgroup hadoopuser</text:span></text:p>
      <text:p text:style-name="P12"><text:span text:style-name="T13">To give permission to group</text:span></text:p>
      <text:p text:style-name="DefaultDrawingStyle"><text:span text:style-name="T14">$sudo gedit /etc/sudoers <text:s/>- will open a file...in that...</text:span></text:p>
      <text:p text:style-name="P15"/>
      <text:p text:style-name="DefaultDrawingStyle"><text:span text:style-name="T16">Add the following line (after %sudo ALL=(ALL:ALL) ALL)</text:span></text:p>
      <text:p text:style-name="DefaultDrawingStyle"><text:span text:style-name="T17">%hadoopgroup <text:s/>ALL=(ALL:ALL) ALL <text:s/></text:span></text:p>
      <text:p text:style-name="P18"/>
      <text:p text:style-name="P19"><text:span text:style-name="T20">Change the user<text:s/></text:span><text:span text:style-name="T21">form existing user</text:span><text:span text:style-name="T22">… to hadoopuser</text:span></text:p>
      <text:p text:style-name="P23"><text:span text:style-name="T24">LOGOUT of the present user</text:span></text:p>
      <text:p text:style-name="P25"><text:span text:style-name="T26">LOGIN with the newly created user</text:span><text:span text:style-name="T27"><text:s/>“hadoopuser”</text:span></text:p>
      <text:p text:style-name="P28"><text:tab/></text:p>
      <text:p text:style-name="P29"><text:span text:style-name="T30">After this, if you type pwd, we should get <text:s/></text:span></text:p>
      <text:p text:style-name="P31"><text:span text:style-name="T32"><text:s text:c="3"/></text:span><text:span text:style-name="T33">$hadoopuser@ .......</text:span></text:p>
      <text:p text:style-name="P34"/>
      <text:p text:style-name="Standard">1. sudo apt update</text:p>
      <text:p text:style-name="Standard"/>
      <text:p text:style-name="Standard">2. sudo apt install openjdk-8-jdk -y</text:p>
      <text:p text:style-name="Standard"/>
      <text:p text:style-name="Standard">3. java -version; javac -version</text:p>
      <text:p text:style-name="Standard"/>
      <text:p text:style-name="Standard">4. sudo apt install openssh-server openssh-client -y</text:p>
      <text:p text:style-name="Standard"/>
      <text:p text:style-name="Standard">5. sudo apt-get install vsftpd</text:p>
      <text:p text:style-name="Standard"/>
      <text:p text:style-name="Standard"><text:span text:style-name="T35">6. ssh-keygen -t rsa -P '' -f ~/.ssh/id_rsa</text:span></text:p>
      <text:p text:style-name="Standard"/>
      <text:p text:style-name="Standard"><text:span text:style-name="T36">7. cat ~/.ssh/id_rsa.pub &gt;&gt; ~/.ssh/authorized_keys</text:span></text:p>
      <text:p text:style-name="Standard"/>
      <text:p text:style-name="Standard"><text:span text:style-name="T37">8. chmod 0600 ~/.ssh/authorized_keys</text:span></text:p>
      <text:p text:style-name="Standard"/>
      <text:p text:style-name="Standard"><text:span text:style-name="T38">9. ssh localhost</text:span></text:p>
      <text:p text:style-name="Standard"/>
      <text:p text:style-name="Standard"><text:span text:style-name="T39">10. wget<text:s/></text:span><text:a xlink:href="https://downloads.apache.org/hadoop/common/hadoop-3.3.4/hadoop-3.3.4.tar.gz" office:target-frame-name="_top" xlink:show="replace"><text:span text:style-name="T40">https://downloads.apache.org/hadoop/common/hadoop-3.3.4/hadoop-3.3.4.tar.gz</text:span></text:a></text:p>
      <text:p text:style-name="Standard"/>
      <text:p text:style-name="Standard"><text:span text:style-name="T41">11. tar xzf hadoop-3.3.4.tar.gz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2">12. sudo nano .bashrc <text:s/></text:span></text:p>
      <text:p text:style-name="Standard"><text:span text:style-name="T43">paste</text:span></text:p>
      <text:p text:style-name="Standard"/>
      <text:p text:style-name="Standard"><text:span text:style-name="T44">#Hadoop Related Options</text:span></text:p>
      <text:p text:style-name="P45">export JAVA_HOME=/usr/lib/jvm/java-8-openjdk-amd64</text:p>
      <text:p text:style-name="Standard"><text:span text:style-name="T46">export HADOOP_HOME=/home/</text:span><text:span text:style-name="T47">hadoopuser</text:span><text:span text:style-name="T48">/hadoop-3.3.4</text:span><text:span text:style-name="T49"><text:s text:c="2"/></text:span></text:p>
      <text:p text:style-name="Standard"><text:span text:style-name="T50">export HADOOP_INSTALL=$HADOOP_HOME</text:span></text:p>
      <text:p text:style-name="Standard"><text:span text:style-name="T51">export HADOOP_MAPRED_HOME=$HADOOP_HOME</text:span></text:p>
      <text:p text:style-name="Standard"><text:span text:style-name="T52">export HADOOP_COMMON_HOME=$HADOOP_HOME</text:span></text:p>
      <text:p text:style-name="Standard"><text:span text:style-name="T53">export HADOOP_HDFS_HOME=$HADOOP_HOMEsudo</text:span></text:p>
      <text:p text:style-name="Standard"><text:span text:style-name="T54">export YARN_HOME=$HADOOP_HOME</text:span></text:p>
      <text:p text:style-name="Standard"><text:span text:style-name="T55">export HADOOP_COMMON_LIB_NATIVE_DIR=$HADOOP_HOME/lib/native</text:span></text:p>
      <text:p text:style-name="Standard"><text:span text:style-name="T56">export PATH=$PATH:$HADOOP_HOME/sbin:$HADOOP_HOME/bin</text:span></text:p>
      <text:p text:style-name="Standard"><text:span text:style-name="T57">export HADOOP_OPTS="-Djava.library.path=$HADOOP_HOME/lib/native"</text:span></text:p>
      <text:p text:style-name="Standard"/>
      <text:p text:style-name="Standard"><text:span text:style-name="T58">source ~/.bashrc</text:span></text:p>
      <text:p text:style-name="Standard"/>
      <text:p text:style-name="Standard"/>
      <text:p text:style-name="P59"><text:span text:style-name="T60">Just verify, whether everything is done<text:s/></text:span><text:span text:style-name="T61">properly or not , to check the path settings are reflected or not.</text:span></text:p>
      <text:p text:style-name="P62"><text:span text:style-name="T63">$ echo $JAVA_HOME</text:span></text:p>
      <text:p text:style-name="P64"><text:span text:style-name="T65">$ echo $HADOOP_HOME</text:span></text:p>
      <text:p text:style-name="P66"><text:span text:style-name="T67">$ echo $PATH</text:span></text:p>
      <text:p text:style-name="P68"><text:span text:style-name="T69">Now, Check whether Hadoop is working or not. (Just like Java -version)</text:span></text:p>
      <text:p text:style-name="P70"><text:span text:style-name="T71">$ hadoop version</text:span></text:p>
      <text:p text:style-name="P72"><text:span text:style-name="T73">As we are executing standard wordcount file in java...we have to copy that file to current directory</text:span></text:p>
      <text:p text:style-name="P74"><text:span text:style-name="T75">cp ./hadoop-3.3.4/share/hadoop/mapreduce/hadoop-mapreduce-examples-3.3.4.jar . (after jar space dot represents current directory)</text:span></text:p>
      <text:p text:style-name="P76"><text:span text:style-name="T77"><text:tab/></text:span><text:span text:style-name="T78">This command copies the examples into present working directory i.e. your_user name</text:span></text:p>
      <text:p text:style-name="P79"><text:span text:style-name="T80">$ ls –lrt</text:span></text:p>
      <text:p text:style-name="P81"><text:span text:style-name="T82">Now, we will execute wordcount program.</text:span></text:p>
      <text:p text:style-name="P83"/>
      <text:p text:style-name="P84"><text:span text:style-name="T85">For this, we need input directory, from which the input will be taken by the program.</text:span></text:p>
      <text:p text:style-name="P86"/>
      <text:p text:style-name="P87"><text:span text:style-name="T88">And output will be written to another directory.</text:span></text:p>
      <text:p text:style-name="P89"/>
      <text:p text:style-name="P90"><text:span text:style-name="T91">So First create a directory named as input_dir and copy some text files into this directory.</text:span></text:p>
      <text:p text:style-name="P92"/>
      <text:p text:style-name="P93"><text:span text:style-name="T94">$ mkdir input_dir</text:span></text:p>
      <text:p text:style-name="P95"><text:span text:style-name="T96">$ cp $HADOOP_HOME/*.txt input_dir</text:span></text:p>
      <text:p text:style-name="P97"><text:span text:style-name="T98">$ cd input_dir</text:span></text:p>
      <text:p text:style-name="P99"><text:span text:style-name="T100">$ ls –lrt</text:span></text:p>
      <text:p text:style-name="P101"><text:span text:style-name="T102">$ cd .. //to come to hadoopuser</text:span></text:p>
      <text:p text:style-name="P103"/>
      <text:p text:style-name="P104"><text:span text:style-name="T105">Now, use the following command to execute the program</text:span></text:p>
      <text:p text:style-name="P106"/>
      <text:p text:style-name="P107"/>
      <text:p text:style-name="P108"><text:span text:style-name="T109">$ hadoop jar hadoop-mapreduce-examples-2.7.2.jar<text:s/></text:span><text:span text:style-name="T110">wordcount</text:span><text:span text:style-name="T111"><text:s/></text:span><text:span text:style-name="T112">input_dir</text:span><text:span text:style-name="T113"><text:s/></text:span><text:span text:style-name="T114">output_dir</text:span></text:p>
      <text:p text:style-name="P115"/>
      <text:p text:style-name="P116"><text:span text:style-name="T117">or</text:span></text:p>
      <text:p text:style-name="P118"><text:span text:style-name="T119">$ mkdir input1</text:span></text:p>
      <text:p text:style-name="P120"><text:span text:style-name="T121">$ cp<text:s/></text:span><text:span text:style-name="T122">/</text:span><text:span text:style-name="T123">home/hadoopuser/Downloads/example.txt input1</text:span></text:p>
      <text:p text:style-name="P124"><text:span text:style-name="T125">$ cd input_dir</text:span></text:p>
      <text:p text:style-name="P126"><text:span text:style-name="T127">$ ls –lrt</text:span></text:p>
      <text:p text:style-name="P128"><text:span text:style-name="T129">$ cd .. //to come to hadoopuser</text:span></text:p>
      <text:p text:style-name="P130"><text:span text:style-name="T131">Now, use the following command to execute the program</text:span></text:p>
      <text:p text:style-name="P132"/>
      <text:p text:style-name="P133"/>
      <text:p text:style-name="P134"><text:span text:style-name="T135">$ hadoop jar hadoop-mapreduce-examples-2.7.2.jar<text:s/></text:span><text:span text:style-name="T136">wordcount</text:span><text:span text:style-name="T137"><text:s/></text:span><text:span text:style-name="T138">input1<text:s/></text:span><text:span text:style-name="T139">output1</text:span></text:p>
      <text:p text:style-name="P140"><text:span text:style-name="T141">To see the output</text:span></text:p>
      <text:p text:style-name="P142"><text:span text:style-name="T143">$ cd output_dir</text:span></text:p>
      <text:p text:style-name="P144"><text:span text:style-name="T145">$ ls –lrt</text:span></text:p>
      <text:p text:style-name="P146"><text:span text:style-name="T147">$ cat part-r-00000</text:span></text:p>
      <text:p text:style-name="P148"><text:span text:style-name="T149">or</text:span></text:p>
      <text:p text:style-name="P150"><text:span text:style-name="T151">$ cd output1</text:span></text:p>
      <text:p text:style-name="P152"><text:span text:style-name="T153">$ ls –lrt</text:span></text:p>
      <text:p text:style-name="P154"><text:span text:style-name="T155">$ cat part-r-00000</text:span></text:p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DejaVu Sans" svg:font-family="DejaVu Sans" style:font-family-generic="system" style:font-pitch="variable"/>
    <style:font-face style:name="Noto Sans" svg:font-family="Noto Sans" style:font-family-generic="swiss" style:font-pitch="variable" svg:panose-1="2 11 5 2 4 5 4 2 2 4"/>
    <style:font-face style:name="Bookman Old Style" svg:font-family="Bookman Old Style" style:font-family-generic="roman" style:font-pitch="variable" svg:panose-1="2 5 6 4 5 5 5 2 2 4"/>
    <style:font-face style:name="inherit" svg:font-family="inherit" style:font-family-generic="roman" style:font-pitch="variable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etter-kerning="false" style:language-asian="en" style:country-asian="IN" fo:hyphenate="false"/>
    </style:style>
    <style:style style:name="DefaultDrawingStyle" style:display-name="Default Drawing Styl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FFFFFF" fo:font-size="18pt" style:font-size-asian="18pt" fo:hyphenate="false"/>
    </style:style>
    <style:style style:name="Objectwithoutfill" style:display-name="Object without fill" style:family="paragraph" style:parent-style-name="DefaultDrawingStyle">
      <style:text-properties style:font-name-asian="MS PGothic" style:font-name-complex="MS PGothic" fo:hyphenate="false"/>
    </style:style>
    <style:style style:name="Objectwithnofillandnoline" style:display-name="Object with no fill and no line" style:family="paragraph" style:parent-style-name="DefaultDrawingStyle">
      <style:text-properties style:font-name-asian="MS PGothic" style:font-name-complex="MS PGothic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Caption">
      <style:text-properties fo:hyphenate="false"/>
    </style:style>
    <style:style style:name="TitleA4" style:display-name="Title A4" style:family="paragraph" style:parent-style-name="A4">
      <style:text-properties fo:font-size="43.5pt" style:font-size-asian="43.5pt" fo:hyphenate="false"/>
    </style:style>
    <style:style style:name="HeadingA4" style:display-name="Heading A4" style:family="paragraph" style:parent-style-name="A4">
      <style:text-properties fo:font-size="24pt" style:font-size-asian="24pt" fo:hyphenate="false"/>
    </style:style>
    <style:style style:name="TextA4" style:display-name="Text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itleA0" style:display-name="Title A0" style:family="paragraph" style:parent-style-name="A0">
      <style:text-properties fo:font-size="95.5pt" style:font-size-asian="95.5pt" fo:hyphenate="false"/>
    </style:style>
    <style:style style:name="HeadingA0" style:display-name="Heading A0" style:family="paragraph" style:parent-style-name="A0">
      <style:text-properties fo:font-size="71.5pt" style:font-size-asian="71.5pt" fo:hyphenate="false"/>
    </style:style>
    <style:style style:name="TextA0" style:display-name="Text A0" style:family="paragraph" style:parent-style-name="A0">
      <style:text-properties fo:hyphenate="false"/>
    </style:style>
    <style:style style:name="Graphic" style:display-name="Graphic" style:family="paragraph">
      <style:text-properties style:font-name="Liberation Sans" style:font-name-asian="DejaVu Sans" style:font-name-complex="Noto Sans" fo:font-size="18pt" style:font-size-asian="18pt" fo:hyphenate="false"/>
    </style:style>
    <style:style style:name="Shapes" style:display-name="Shapes" style:family="paragraph" style:parent-style-name="Graphic">
      <style:text-properties style:font-name-asian="Liberation Sans" style:font-name-complex="Liberation Sans" fo:font-weight="bold" style:font-weight-asian="bold" fo:font-size="14pt" style:font-size-asian="14pt" fo:hyphenate="false"/>
    </style:style>
    <style:style style:name="Filled" style:display-name="Filled" style:family="paragraph" style:parent-style-name="Shapes">
      <style:text-properties fo:hyphenate="false"/>
    </style:style>
    <style:style style:name="FilledBlue" style:display-name="Filled Blue" style:family="paragraph" style:parent-style-name="Filled">
      <style:text-properties fo:color="#FFFFFF" fo:hyphenate="false"/>
    </style:style>
    <style:style style:name="FilledGreen" style:display-name="Filled Green" style:family="paragraph" style:parent-style-name="Filled">
      <style:text-properties fo:color="#FFFFFF" fo:hyphenate="false"/>
    </style:style>
    <style:style style:name="FilledRed" style:display-name="Filled Red" style:family="paragraph" style:parent-style-name="Filled">
      <style:text-properties fo:color="#FFFFFF" fo:hyphenate="false"/>
    </style:style>
    <style:style style:name="FilledYellow" style:display-name="Filled Yellow" style:family="paragraph" style:parent-style-name="Filled">
      <style:text-properties fo:color="#FFFFFF" fo:hyphenate="false"/>
    </style:style>
    <style:style style:name="Outlined" style:display-name="Outlined" style:family="paragraph" style:parent-style-name="Shapes">
      <style:text-properties fo:hyphenate="false"/>
    </style:style>
    <style:style style:name="OutlinedBlue" style:display-name="Outlined Blue" style:family="paragraph" style:parent-style-name="Outlined">
      <style:text-properties fo:color="#355269" fo:hyphenate="false"/>
    </style:style>
    <style:style style:name="OutlinedGreen" style:display-name="Outlined Green" style:family="paragraph" style:parent-style-name="Outlined">
      <style:text-properties fo:color="#127622" fo:hyphenate="false"/>
    </style:style>
    <style:style style:name="OutlinedRed" style:display-name="Outlined Red" style:family="paragraph" style:parent-style-name="Outlined">
      <style:text-properties fo:color="#C9211E" fo:hyphenate="false"/>
    </style:style>
    <style:style style:name="OutlinedYellow" style:display-name="Outlined Yellow" style:family="paragraph" style:parent-style-name="Outlined">
      <style:text-properties fo:color="#B47804" fo:hyphenate="false"/>
    </style:style>
    <style:style style:name="Lines" style:display-name="Lines" style:family="paragraph" style:parent-style-name="Graphic">
      <style:text-properties style:font-name-asian="Liberation Sans" style:font-name-complex="Liberation Sans" fo:hyphenate="false"/>
    </style:style>
    <style:style style:name="ArrowLine" style:display-name="Arrow Line" style:family="paragraph" style:parent-style-name="Lines">
      <style:text-properties fo:hyphenate="false"/>
    </style:style>
    <style:style style:name="DashedLine" style:display-name="Dashed Line" style:family="paragraph" style:parent-style-name="Lines">
      <style:text-properties fo:hyphenate="false"/>
    </style:style>
    <style:style style:name="DefaultLTGliederung1" style:display-name="Default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DefaultLTGliederung2" style:display-name="Default~LT~Gliederung 2" style:family="paragraph" style:parent-style-name="Default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DefaultLTGliederung3" style:display-name="Default~LT~Gliederung 3" style:family="paragraph" style:parent-style-name="Default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DefaultLTGliederung4" style:display-name="Default~LT~Gliederung 4" style:family="paragraph" style:parent-style-name="Default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DefaultLTGliederung5" style:display-name="Default~LT~Gliederung 5" style:family="paragraph" style:parent-style-name="Default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DefaultLTGliederung6" style:display-name="Default~LT~Gliederung 6" style:family="paragraph" style:parent-style-name="Default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DefaultLTUntertitel" style:display-name="Default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DefaultLTNotizen" style:display-name="Default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DefaultLTHintergrundobjekte" style:display-name="Default~LT~Hintergrundobjekte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18pt" style:font-size-asian="18pt" fo:hyphenate="false"/>
    </style:style>
    <style:style style:name="DefaultLTHintergrund" style:display-name="Default~LT~Hintergrund" style:family="paragraph">
      <style:paragraph-properties fo:text-align="center"/>
      <style:text-properties style:font-name-asian="DejaVu Sans" style:font-name-complex="Noto Sans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Noto Sans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18pt" style:font-size-asian="18pt" fo:hyphenate="false"/>
    </style:style>
    <style:style style:name="Background" style:display-name="Background" style:family="paragraph">
      <style:paragraph-properties fo:text-align="center"/>
      <style:text-properties style:font-name-asian="DejaVu Sans" style:font-name-complex="Noto Sans" fo:hyphenate="false"/>
    </style:style>
    <style:style style:name="Notes" style:display-name="Notes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Outline1" style:display-name="Outline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Outline2" style:display-name="Outline 2" style:family="paragraph" style:parent-style-name="Outline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Outline3" style:display-name="Outline 3" style:family="paragraph" style:parent-style-name="Outline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Outline4" style:display-name="Outline 4" style:family="paragraph" style:parent-style-name="Outline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Outline5" style:display-name="Outline 5" style:family="paragraph" style:parent-style-name="Outline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Outline6" style:display-name="Outline 6" style:family="paragraph" style:parent-style-name="Outline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1LTGliederung1" style:display-name="Title1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1LTGliederung2" style:display-name="Title1~LT~Gliederung 2" style:family="paragraph" style:parent-style-name="Title1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1LTGliederung3" style:display-name="Title1~LT~Gliederung 3" style:family="paragraph" style:parent-style-name="Title1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1LTGliederung4" style:display-name="Title1~LT~Gliederung 4" style:family="paragraph" style:parent-style-name="Title1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1LTGliederung5" style:display-name="Title1~LT~Gliederung 5" style:family="paragraph" style:parent-style-name="Title1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1LTGliederung6" style:display-name="Title1~LT~Gliederung 6" style:family="paragraph" style:parent-style-name="Title1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1LTGliederung7" style:display-name="Title1~LT~Gliederung 7" style:family="paragraph" style:parent-style-name="Title1LTGliederung6">
      <style:text-properties fo:hyphenate="false"/>
    </style:style>
    <style:style style:name="Title1LTGliederung8" style:display-name="Title1~LT~Gliederung 8" style:family="paragraph" style:parent-style-name="Title1LTGliederung7">
      <style:text-properties fo:hyphenate="false"/>
    </style:style>
    <style:style style:name="Title1LTGliederung9" style:display-name="Title1~LT~Gliederung 9" style:family="paragraph" style:parent-style-name="Title1LTGliederung8">
      <style:text-properties fo:hyphenate="false"/>
    </style:style>
    <style:style style:name="Title1LTTitel" style:display-name="Title1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1LTUntertitel" style:display-name="Title1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1LTNotizen" style:display-name="Title1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1LTHintergrundobjekte" style:display-name="Title1~LT~Hintergrundobjekte" style:family="paragraph">
      <style:text-properties style:font-name-asian="DejaVu Sans" style:font-name-complex="Noto Sans" fo:hyphenate="false"/>
    </style:style>
    <style:style style:name="Title1LTHintergrund" style:display-name="Title1~LT~Hintergrund" style:family="paragraph">
      <style:paragraph-properties fo:text-align="center"/>
      <style:text-properties style:font-name-asian="DejaVu Sans" style:font-name-complex="Noto Sans" fo:hyphenate="false"/>
    </style:style>
    <style:style style:name="Title2LTGliederung1" style:display-name="Title2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2LTGliederung2" style:display-name="Title2~LT~Gliederung 2" style:family="paragraph" style:parent-style-name="Title2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2LTGliederung3" style:display-name="Title2~LT~Gliederung 3" style:family="paragraph" style:parent-style-name="Title2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2LTGliederung4" style:display-name="Title2~LT~Gliederung 4" style:family="paragraph" style:parent-style-name="Title2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2LTGliederung5" style:display-name="Title2~LT~Gliederung 5" style:family="paragraph" style:parent-style-name="Title2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2LTGliederung6" style:display-name="Title2~LT~Gliederung 6" style:family="paragraph" style:parent-style-name="Title2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2LTGliederung7" style:display-name="Title2~LT~Gliederung 7" style:family="paragraph" style:parent-style-name="Title2LTGliederung6">
      <style:text-properties fo:hyphenate="false"/>
    </style:style>
    <style:style style:name="Title2LTGliederung8" style:display-name="Title2~LT~Gliederung 8" style:family="paragraph" style:parent-style-name="Title2LTGliederung7">
      <style:text-properties fo:hyphenate="false"/>
    </style:style>
    <style:style style:name="Title2LTGliederung9" style:display-name="Title2~LT~Gliederung 9" style:family="paragraph" style:parent-style-name="Title2LTGliederung8">
      <style:text-properties fo:hyphenate="false"/>
    </style:style>
    <style:style style:name="Title2LTTitel" style:display-name="Title2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2LTUntertitel" style:display-name="Title2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2LTNotizen" style:display-name="Title2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2LTHintergrundobjekte" style:display-name="Title2~LT~Hintergrundobjekte" style:family="paragraph">
      <style:text-properties style:font-name-asian="DejaVu Sans" style:font-name-complex="Noto Sans" fo:hyphenate="false"/>
    </style:style>
    <style:style style:name="Title2LTHintergrund" style:display-name="Title2~LT~Hintergrund" style:family="paragraph">
      <style:paragraph-properties fo:text-align="center"/>
      <style:text-properties style:font-name-asian="DejaVu Sans" style:font-name-complex="Noto Sans" fo:hyphenate="false"/>
    </style:style>
    <style:style style:name="Title3LTGliederung1" style:display-name="Title3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3LTGliederung2" style:display-name="Title3~LT~Gliederung 2" style:family="paragraph" style:parent-style-name="Title3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3LTGliederung3" style:display-name="Title3~LT~Gliederung 3" style:family="paragraph" style:parent-style-name="Title3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3LTGliederung4" style:display-name="Title3~LT~Gliederung 4" style:family="paragraph" style:parent-style-name="Title3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3LTGliederung5" style:display-name="Title3~LT~Gliederung 5" style:family="paragraph" style:parent-style-name="Title3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3LTGliederung6" style:display-name="Title3~LT~Gliederung 6" style:family="paragraph" style:parent-style-name="Title3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3LTGliederung7" style:display-name="Title3~LT~Gliederung 7" style:family="paragraph" style:parent-style-name="Title3LTGliederung6">
      <style:text-properties fo:hyphenate="false"/>
    </style:style>
    <style:style style:name="Title3LTGliederung8" style:display-name="Title3~LT~Gliederung 8" style:family="paragraph" style:parent-style-name="Title3LTGliederung7">
      <style:text-properties fo:hyphenate="false"/>
    </style:style>
    <style:style style:name="Title3LTGliederung9" style:display-name="Title3~LT~Gliederung 9" style:family="paragraph" style:parent-style-name="Title3LTGliederung8">
      <style:text-properties fo:hyphenate="false"/>
    </style:style>
    <style:style style:name="Title3LTTitel" style:display-name="Title3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3LTUntertitel" style:display-name="Title3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3LTNotizen" style:display-name="Title3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3LTHintergrundobjekte" style:display-name="Title3~LT~Hintergrundobjekte" style:family="paragraph">
      <style:text-properties style:font-name-asian="DejaVu Sans" style:font-name-complex="Noto Sans" fo:hyphenate="false"/>
    </style:style>
    <style:style style:name="Title3LTHintergrund" style:display-name="Title3~LT~Hintergrund" style:family="paragraph">
      <style:paragraph-properties fo:text-align="center"/>
      <style:text-properties style:font-name-asian="DejaVu Sans" style:font-name-complex="Noto Sans" fo:hyphenate="false"/>
    </style:style>
    <style:style style:name="Title4LTGliederung1" style:display-name="Title4~LT~Gliederung 1" style:family="paragraph">
      <style:paragraph-properties fo:margin-top="0.0798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4LTGliederung2" style:display-name="Title4~LT~Gliederung 2" style:family="paragraph" style:parent-style-name="Title4LTGliederung1">
      <style:paragraph-properties fo:margin-top="0.052in">
        <style:tab-stops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</style:tab-stops>
      </style:paragraph-properties>
      <style:text-properties style:font-name-asian="MS PGothic" style:font-name-complex="MS PGothic" fo:font-size="24pt" style:font-size-asian="24pt" fo:hyphenate="false"/>
    </style:style>
    <style:style style:name="Title4LTGliederung3" style:display-name="Title4~LT~Gliederung 3" style:family="paragraph" style:parent-style-name="Title4LTGliederung2">
      <style:paragraph-properties>
        <style:tab-stops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</style:tab-stops>
      </style:paragraph-properties>
      <style:text-properties fo:font-size="20pt" style:font-size-asian="20pt" fo:hyphenate="false"/>
    </style:style>
    <style:style style:name="Title4LTGliederung4" style:display-name="Title4~LT~Gliederung 4" style:family="paragraph" style:parent-style-name="Title4LTGliederung3">
      <style:paragraph-properties>
        <style:tab-stops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4LTGliederung5" style:display-name="Title4~LT~Gliederung 5" style:family="paragraph" style:parent-style-name="Title4LTGliederung4">
      <style:paragraph-properties>
        <style:tab-stops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  <style:tab-stop style:type="left" style:position="10.5in"/>
          <style:tab-stop style:type="left" style:position="11in"/>
          <style:tab-stop style:type="left" style:position="11.5in"/>
        </style:tab-stops>
      </style:paragraph-properties>
      <style:text-properties fo:hyphenate="false"/>
    </style:style>
    <style:style style:name="Title4LTGliederung6" style:display-name="Title4~LT~Gliederung 6" style:family="paragraph" style:parent-style-name="Title4LTGliederung5">
      <style:paragraph-properties fo:margin-top="0.0694in">
        <style:tab-stops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fo:hyphenate="false"/>
    </style:style>
    <style:style style:name="Title4LTGliederung7" style:display-name="Title4~LT~Gliederung 7" style:family="paragraph" style:parent-style-name="Title4LTGliederung6">
      <style:text-properties fo:hyphenate="false"/>
    </style:style>
    <style:style style:name="Title4LTGliederung8" style:display-name="Title4~LT~Gliederung 8" style:family="paragraph" style:parent-style-name="Title4LTGliederung7">
      <style:text-properties fo:hyphenate="false"/>
    </style:style>
    <style:style style:name="Title4LTGliederung9" style:display-name="Title4~LT~Gliederung 9" style:family="paragraph" style:parent-style-name="Title4LTGliederung8">
      <style:text-properties fo:hyphenate="false"/>
    </style:style>
    <style:style style:name="Title4LTTitel" style:display-name="Title4~LT~Titel" style:family="paragraph">
      <style:paragraph-properties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696464" fo:font-size="40pt" style:font-size-asian="40pt" fo:hyphenate="false"/>
    </style:style>
    <style:style style:name="Title4LTUntertitel" style:display-name="Title4~LT~Untertitel" style:family="paragraph">
      <style:paragraph-properties fo:text-align="center" fo:margin-top="0.0798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font-size="26pt" style:font-size-asian="26pt" fo:hyphenate="false"/>
    </style:style>
    <style:style style:name="Title4LTNotizen" style:display-name="Title4~LT~Notizen" style:family="paragraph">
      <style:paragraph-properties fo:margin-top="0.0625in">
        <style:tab-stops>
          <style:tab-stop style:type="left" style:position="0in"/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  <style:tab-stop style:type="left" style:position="6.5in"/>
          <style:tab-stop style:type="left" style:position="7in"/>
          <style:tab-stop style:type="left" style:position="7.5in"/>
          <style:tab-stop style:type="left" style:position="8in"/>
          <style:tab-stop style:type="left" style:position="8.5in"/>
          <style:tab-stop style:type="left" style:position="9in"/>
          <style:tab-stop style:type="left" style:position="9.5in"/>
          <style:tab-stop style:type="left" style:position="10in"/>
        </style:tab-stops>
      </style:paragraph-properties>
      <style:text-properties style:font-name="MS PGothic" style:font-name-asian="DejaVu Sans" style:font-name-complex="Noto Sans" fo:color="#000000" fo:hyphenate="false"/>
    </style:style>
    <style:style style:name="Title4LTHintergrundobjekte" style:display-name="Title4~LT~Hintergrundobjekte" style:family="paragraph">
      <style:text-properties style:font-name-asian="DejaVu Sans" style:font-name-complex="Noto Sans" fo:hyphenate="false"/>
    </style:style>
    <style:style style:name="Title4LTHintergrund" style:display-name="Title4~LT~Hintergrund" style:family="paragraph">
      <style:paragraph-properties fo:text-align="center"/>
      <style:text-properties style:font-name-asian="DejaVu Sans" style:font-name-complex="Noto Sans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YASHAS KAMATH - 200905132</dc:creator>
    <meta:creation-date>2023-04-28T16:39:00Z</meta:creation-date>
    <dc:date>2023-04-28T16:39:00Z</dc:date>
    <meta:template xlink:href="Normal.dotm" xlink:type="simple"/>
    <meta:editing-cycles>8</meta:editing-cycles>
    <meta:editing-duration>PT0S</meta:editing-duration>
    <meta:document-statistic meta:page-count="1" meta:paragraph-count="6" meta:word-count="459" meta:character-count="3071" meta:row-count="21" meta:non-whitespace-character-count="2618"/>
  </office:meta>
</office:document-meta>
</file>